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177cm"/>
    </style:style>
    <style:style style:name="co1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Bcast" table:style-name="ta1">
        <table:shapes>
          <draw:frame draw:z-index="0" draw:style-name="gr1" draw:text-style-name="P1" svg:width="16.009cm" svg:height="9.748cm" svg:x="2.271cm" svg:y="8.58cm">
            <draw:object draw:notify-on-update-of-ranges="ProfBcast.J25:ProfBcast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/>
          <table:table-cell office:value-type="float" office:value="1019293339" calcext:value-type="float">
            <text:p>101929333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5978969" calcext:value-type="float">
            <text:p>0.000095978969</text:p>
          </table:table-cell>
          <table:table-cell table:style-name="ce4" table:formula="of:=MIN([.C4:.C13])/(1000*1000*1000)/[.L20]" office:value-type="float" office:value="0.00009732263" calcext:value-type="float">
            <text:p>0.00009732263</text:p>
          </table:table-cell>
          <table:table-cell table:style-name="ce4" table:formula="of:=MIN([.D4:.D13])/(1000*1000*1000)/[.M20]" office:value-type="float" office:value="0.0001182697236" calcext:value-type="float">
            <text:p>0.0001182697236</text:p>
          </table:table-cell>
          <table:table-cell table:style-name="ce4" table:formula="of:=MIN([.E4:.E13])/(1000*1000*1000)/[.N20]" office:value-type="float" office:value="0.0001586487144" calcext:value-type="float">
            <text:p>0.00015864871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0963383652" calcext:value-type="float">
            <text:p>0.0000963383652</text:p>
          </table:table-cell>
          <table:table-cell table:style-name="ce4" table:formula="of:=MIN([.I4:.I13])/(1000*1000*1000)/[.L20]" office:value-type="float" office:value="0.0001209461884" calcext:value-type="float">
            <text:p>0.0001209461884</text:p>
          </table:table-cell>
          <table:table-cell table:style-name="ce4" table:formula="of:=MIN([.J4:.J13])/(1000*1000*1000)/[.M20]" office:value-type="float" office:value="0.000146961008" calcext:value-type="float">
            <text:p>0.000146961008</text:p>
          </table:table-cell>
          <table:table-cell table:style-name="ce4" table:formula="of:=MIN([.K4:.K13])/(1000*1000*1000)/[.N20]" office:value-type="float" office:value="0.0002053556976" calcext:value-type="float">
            <text:p>0.000205355697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07045131" calcext:value-type="float">
            <text:p>0.000107045131</text:p>
          </table:table-cell>
          <table:table-cell table:style-name="ce4" table:formula="of:=MIN([.O4:.O13])/(1000*1000*1000)/[.L20]" office:value-type="float" office:value="0.0001438150846" calcext:value-type="float">
            <text:p>0.0001438150846</text:p>
          </table:table-cell>
          <table:table-cell table:style-name="ce4" table:formula="of:=MIN([.P4:.P13])/(1000*1000*1000)/[.M20]" office:value-type="float" office:value="0.000216899516" calcext:value-type="float">
            <text:p>0.000216899516</text:p>
          </table:table-cell>
          <table:table-cell table:style-name="ce4" table:formula="of:=MIN([.Q4:.Q13])/(1000*1000*1000)/[.N20]" office:value-type="float" office:value="0.000217725488" calcext:value-type="float">
            <text:p>0.00021772548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0835973461" calcext:value-type="float">
            <text:p>0.0000835973461</text:p>
          </table:table-cell>
          <table:table-cell table:style-name="ce4" table:formula="of:=MIN([.U4:.U13])/(1000*1000*1000)/[.L20]" office:value-type="float" office:value="0.0002443042702" calcext:value-type="float">
            <text:p>0.0002443042702</text:p>
          </table:table-cell>
          <table:table-cell table:style-name="ce4" table:formula="of:=MIN([.V4:.V13])/(1000*1000*1000)/[.M20]" office:value-type="float" office:value="0.0002806352336" calcext:value-type="float">
            <text:p>0.0002806352336</text:p>
          </table:table-cell>
          <table:table-cell table:style-name="ce4" table:formula="of:=MIN([.W4:.W13])/(1000*1000*1000)/[.N20]" office:value-type="float" office:value="0.0001613356448" calcext:value-type="float">
            <text:p>0.000161335644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5.978969" calcext:value-type="float">
            <text:p>95.978969</text:p>
          </table:table-cell>
          <table:table-cell table:style-name="ce4" table:formula="of:=( MIN([.C4:.C13])/1000 ) /[.L$20]" office:value-type="float" office:value="97.32263" calcext:value-type="float">
            <text:p>97.32263</text:p>
          </table:table-cell>
          <table:table-cell table:style-name="ce4" table:formula="of:=( MIN([.D4:.D13])/1000 ) /[.M$20]" office:value-type="float" office:value="118.2697236" calcext:value-type="float">
            <text:p>118.2697236</text:p>
          </table:table-cell>
          <table:table-cell table:style-name="ce4" table:formula="of:=( MIN([.E4:.E13])/1000 ) /[.N$20]" office:value-type="float" office:value="158.6487144" calcext:value-type="float">
            <text:p>158.64871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96.3383652" calcext:value-type="float">
            <text:p>96.3383652</text:p>
          </table:table-cell>
          <table:table-cell table:style-name="ce4" table:formula="of:=( MIN([.I4:.I13])/1000 ) / [.L$20]" office:value-type="float" office:value="120.9461884" calcext:value-type="float">
            <text:p>120.9461884</text:p>
          </table:table-cell>
          <table:table-cell table:style-name="ce4" table:formula="of:=( MIN([.J4:.J13])/1000 ) / [.M$20]" office:value-type="float" office:value="146.961008" calcext:value-type="float">
            <text:p>146.961008</text:p>
          </table:table-cell>
          <table:table-cell table:style-name="ce4" table:formula="of:=( MIN([.K4:.K13])/1000 ) / [.N$20]" office:value-type="float" office:value="205.3556976" calcext:value-type="float">
            <text:p>205.355697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07.045131" calcext:value-type="float">
            <text:p>107.045131</text:p>
          </table:table-cell>
          <table:table-cell table:style-name="ce4" table:formula="of:=( MIN([.O4:.O13])/1000 ) / [.L$20]" office:value-type="float" office:value="143.8150846" calcext:value-type="float">
            <text:p>143.8150846</text:p>
          </table:table-cell>
          <table:table-cell table:style-name="ce4" table:formula="of:=( MIN([.P4:.P13])/1000 ) / [.M$20]" office:value-type="float" office:value="216.899516" calcext:value-type="float">
            <text:p>216.899516</text:p>
          </table:table-cell>
          <table:table-cell table:style-name="ce4" table:formula="of:=( MIN([.Q4:.Q13])/1000 ) / [.N$20]" office:value-type="float" office:value="217.725488" calcext:value-type="float">
            <text:p>217.72548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83.5973461" calcext:value-type="float">
            <text:p>83.5973461</text:p>
          </table:table-cell>
          <table:table-cell table:style-name="ce4" table:formula="of:=(MIN([.U4:.U13])/1000 ) / [.L$20]" office:value-type="float" office:value="244.3042702" calcext:value-type="float">
            <text:p>244.3042702</text:p>
          </table:table-cell>
          <table:table-cell table:style-name="ce4" table:formula="of:=(MIN([.V4:.V13])/1000 ) / [.M$20]" office:value-type="float" office:value="280.6352336" calcext:value-type="float">
            <text:p>280.6352336</text:p>
          </table:table-cell>
          <table:table-cell table:style-name="ce4" table:formula="of:=(MIN([.W4:.W13])/1000 ) / [.N$20]" office:value-type="float" office:value="161.3356448" calcext:value-type="float">
            <text:p>161.3356448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MPIBcast.B17]" office:value-type="float" office:value="1.02206065047164" calcext:value-type="float">
            <text:p>1,02206065047164</text:p>
          </table:table-cell>
          <table:table-cell table:style-name="ce15" table:formula="of:=[.C17]/[$MPIBcast.C17]" office:value-type="float" office:value="0.811946793079462" calcext:value-type="float">
            <text:p>0,811946793079462</text:p>
          </table:table-cell>
          <table:table-cell table:style-name="ce15" table:formula="of:=[.D17]/[$MPIBcast.D17]" office:value-type="float" office:value="1.03470575151569" calcext:value-type="float">
            <text:p>1,03470575151569</text:p>
          </table:table-cell>
          <table:table-cell table:style-name="ce15" table:formula="of:=[.E17]/[$MPIBcast.E17]" office:value-type="float" office:value="0.910680491326054" calcext:value-type="float">
            <text:p>0,91068049132605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MPIBcast.H17]" office:value-type="float" office:value="0.695179547333264" calcext:value-type="float">
            <text:p>0,695179547333264</text:p>
          </table:table-cell>
          <table:table-cell table:style-name="ce15" table:formula="of:=[.I17]/[$MPIBcast.I17]" office:value-type="float" office:value="0.752378461774093" calcext:value-type="float">
            <text:p>0,752378461774093</text:p>
          </table:table-cell>
          <table:table-cell table:style-name="ce15" table:formula="of:=[.J17]/[$MPIBcast.J17]" office:value-type="float" office:value="1.00383758684826" calcext:value-type="float">
            <text:p>1,00383758684826</text:p>
          </table:table-cell>
          <table:table-cell table:style-name="ce15" table:formula="of:=[.K17]/[$MPIBcast.K17]" office:value-type="float" office:value="1.07800352973551" calcext:value-type="float">
            <text:p>1,0780035297355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MPIBcast.N17]" office:value-type="float" office:value="0.919258032021717" calcext:value-type="float">
            <text:p>0,919258032021717</text:p>
          </table:table-cell>
          <table:table-cell table:style-name="ce15" table:formula="of:=[.O17]/[$MPIBcast.O17]" office:value-type="float" office:value="0.889381276421323" calcext:value-type="float">
            <text:p>0,889381276421323</text:p>
          </table:table-cell>
          <table:table-cell table:style-name="ce15" table:formula="of:=[.P17]/[$MPIBcast.P17]" office:value-type="float" office:value="1.03304760477829" calcext:value-type="float">
            <text:p>1,03304760477829</text:p>
          </table:table-cell>
          <table:table-cell table:style-name="ce15" table:formula="of:=[.Q17]/[$MPIBcast.Q17]" office:value-type="float" office:value="0.754060144410224" calcext:value-type="float">
            <text:p>0,75406014441022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MPIBcast.T17]" office:value-type="float" office:value="0.297981860343002" calcext:value-type="float">
            <text:p>0,297981860343002</text:p>
          </table:table-cell>
          <table:table-cell table:style-name="ce15" table:formula="of:=[.U17]/[$MPIBcast.U17]" office:value-type="float" office:value="0.678972584437265" calcext:value-type="float">
            <text:p>0,678972584437265</text:p>
          </table:table-cell>
          <table:table-cell table:style-name="ce15" table:formula="of:=[.V17]/[$MPIBcast.V17]" office:value-type="float" office:value="0.715616531702779" calcext:value-type="float">
            <text:p>0,715616531702779</text:p>
          </table:table-cell>
          <table:table-cell table:style-name="ce15" table:formula="of:=[.W17]/[$MPIBcast.W17]" office:value-type="float" office:value="0.370686119755342" calcext:value-type="float">
            <text:p>0,37068611975534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3cm" svg:y="-0.002cm">
              <draw:object draw:notify-on-update-of-ranges="ProfBcast.P22:ProfBcast.P22 ProfBcast.P23:ProfBcast.P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" table:style-name="ta1">
        <table:shapes>
          <draw:frame draw:z-index="0" draw:style-name="gr1" draw:text-style-name="P1" svg:width="16.009cm" svg:height="9.748cm" svg:x="2.271cm" svg:y="8.58cm">
            <draw:object draw:notify-on-update-of-ranges="MPIBcast.J25:MPIBcast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/>
          <table:table-cell office:value-type="float" office:value="999077108" calcext:value-type="float">
            <text:p>99907710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39073126" calcext:value-type="float">
            <text:p>0.0000939073126</text:p>
          </table:table-cell>
          <table:table-cell table:style-name="ce4" table:formula="of:=MIN([.C4:.C13])/(1000*1000*1000)/[.L20]" office:value-type="float" office:value="0.0001198633098" calcext:value-type="float">
            <text:p>0.0001198633098</text:p>
          </table:table-cell>
          <table:table-cell table:style-name="ce4" table:formula="of:=MIN([.D4:.D13])/(1000*1000*1000)/[.M20]" office:value-type="float" office:value="0.0001143027604" calcext:value-type="float">
            <text:p>0.0001143027604</text:p>
          </table:table-cell>
          <table:table-cell table:style-name="ce4" table:formula="of:=MIN([.E4:.E13])/(1000*1000*1000)/[.N20]" office:value-type="float" office:value="0.0001742089744" calcext:value-type="float">
            <text:p>0.00017420897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385805517" calcext:value-type="float">
            <text:p>0.0001385805517</text:p>
          </table:table-cell>
          <table:table-cell table:style-name="ce4" table:formula="of:=MIN([.I4:.I13])/(1000*1000*1000)/[.L20]" office:value-type="float" office:value="0.0001607517952" calcext:value-type="float">
            <text:p>0.0001607517952</text:p>
          </table:table-cell>
          <table:table-cell table:style-name="ce4" table:formula="of:=MIN([.J4:.J13])/(1000*1000*1000)/[.M20]" office:value-type="float" office:value="0.0001463991884" calcext:value-type="float">
            <text:p>0.0001463991884</text:p>
          </table:table-cell>
          <table:table-cell table:style-name="ce4" table:formula="of:=MIN([.K4:.K13])/(1000*1000*1000)/[.N20]" office:value-type="float" office:value="0.0001904963128" calcext:value-type="float">
            <text:p>0.00019049631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164473165" calcext:value-type="float">
            <text:p>0.0001164473165</text:p>
          </table:table-cell>
          <table:table-cell table:style-name="ce4" table:formula="of:=MIN([.O4:.O13])/(1000*1000*1000)/[.L20]" office:value-type="float" office:value="0.0001617023974" calcext:value-type="float">
            <text:p>0.0001617023974</text:p>
          </table:table-cell>
          <table:table-cell table:style-name="ce4" table:formula="of:=MIN([.P4:.P13])/(1000*1000*1000)/[.M20]" office:value-type="float" office:value="0.000209960814" calcext:value-type="float">
            <text:p>0.000209960814</text:p>
          </table:table-cell>
          <table:table-cell table:style-name="ce4" table:formula="of:=MIN([.Q4:.Q13])/(1000*1000*1000)/[.N20]" office:value-type="float" office:value="0.0002887375624" calcext:value-type="float">
            <text:p>0.000288737562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2805450842" calcext:value-type="float">
            <text:p>0.0002805450842</text:p>
          </table:table-cell>
          <table:table-cell table:style-name="ce4" table:formula="of:=MIN([.U4:.U13])/(1000*1000*1000)/[.L20]" office:value-type="float" office:value="0.0003598146314" calcext:value-type="float">
            <text:p>0.0003598146314</text:p>
          </table:table-cell>
          <table:table-cell table:style-name="ce4" table:formula="of:=MIN([.V4:.V13])/(1000*1000*1000)/[.M20]" office:value-type="float" office:value="0.0003921586788" calcext:value-type="float">
            <text:p>0.0003921586788</text:p>
          </table:table-cell>
          <table:table-cell table:style-name="ce4" table:formula="of:=MIN([.W4:.W13])/(1000*1000*1000)/[.N20]" office:value-type="float" office:value="0.0004352351928" calcext:value-type="float">
            <text:p>0.000435235192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3.9073126" calcext:value-type="float">
            <text:p>93.9073126</text:p>
          </table:table-cell>
          <table:table-cell table:style-name="ce4" table:formula="of:=( MIN([.C4:.C13])/1000 ) /[.L$20]" office:value-type="float" office:value="119.8633098" calcext:value-type="float">
            <text:p>119.8633098</text:p>
          </table:table-cell>
          <table:table-cell table:style-name="ce4" table:formula="of:=( MIN([.D4:.D13])/1000 ) /[.M$20]" office:value-type="float" office:value="114.3027604" calcext:value-type="float">
            <text:p>114.3027604</text:p>
          </table:table-cell>
          <table:table-cell table:style-name="ce4" table:formula="of:=( MIN([.E4:.E13])/1000 ) /[.N$20]" office:value-type="float" office:value="174.2089744" calcext:value-type="float">
            <text:p>174.20897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38.5805517" calcext:value-type="float">
            <text:p>138.5805517</text:p>
          </table:table-cell>
          <table:table-cell table:style-name="ce4" table:formula="of:=( MIN([.I4:.I13])/1000 ) / [.L$20]" office:value-type="float" office:value="160.7517952" calcext:value-type="float">
            <text:p>160.7517952</text:p>
          </table:table-cell>
          <table:table-cell table:style-name="ce4" table:formula="of:=( MIN([.J4:.J13])/1000 ) / [.M$20]" office:value-type="float" office:value="146.3991884" calcext:value-type="float">
            <text:p>146.3991884</text:p>
          </table:table-cell>
          <table:table-cell table:style-name="ce4" table:formula="of:=( MIN([.K4:.K13])/1000 ) / [.N$20]" office:value-type="float" office:value="190.4963128" calcext:value-type="float">
            <text:p>190.49631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16.4473165" calcext:value-type="float">
            <text:p>116.4473165</text:p>
          </table:table-cell>
          <table:table-cell table:style-name="ce4" table:formula="of:=( MIN([.O4:.O13])/1000 ) / [.L$20]" office:value-type="float" office:value="161.7023974" calcext:value-type="float">
            <text:p>161.7023974</text:p>
          </table:table-cell>
          <table:table-cell table:style-name="ce4" table:formula="of:=( MIN([.P4:.P13])/1000 ) / [.M$20]" office:value-type="float" office:value="209.960814" calcext:value-type="float">
            <text:p>209.960814</text:p>
          </table:table-cell>
          <table:table-cell table:style-name="ce4" table:formula="of:=( MIN([.Q4:.Q13])/1000 ) / [.N$20]" office:value-type="float" office:value="288.7375624" calcext:value-type="float">
            <text:p>288.737562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80.5450842" calcext:value-type="float">
            <text:p>280.5450842</text:p>
          </table:table-cell>
          <table:table-cell table:style-name="ce4" table:formula="of:=(MIN([.U4:.U13])/1000 ) / [.L$20]" office:value-type="float" office:value="359.8146314" calcext:value-type="float">
            <text:p>359.8146314</text:p>
          </table:table-cell>
          <table:table-cell table:style-name="ce4" table:formula="of:=(MIN([.V4:.V13])/1000 ) / [.M$20]" office:value-type="float" office:value="392.1586788" calcext:value-type="float">
            <text:p>392.1586788</text:p>
          </table:table-cell>
          <table:table-cell table:style-name="ce4" table:formula="of:=(MIN([.W4:.W13])/1000 ) / [.N$20]" office:value-type="float" office:value="435.2351928" calcext:value-type="float">
            <text:p>435.235192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yBcast" table:style-name="ta1">
        <table:shapes>
          <draw:frame draw:z-index="0" draw:style-name="gr1" draw:text-style-name="P1" svg:width="16.009cm" svg:height="9.748cm" svg:x="2.271cm" svg:y="8.58cm">
            <draw:object draw:notify-on-update-of-ranges="MyBcast.J25:MyBcast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0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1001"/>
        </table:table-row>
        <table:table-row table:style-name="ro1">
          <table:table-cell table:formula="of:=[.B4]/[$MPIBcast.B4]" office:value-type="float" office:value="0.787944685732665" calcext:value-type="float">
            <text:p>0,787944685732665</text:p>
          </table:table-cell>
          <table:table-cell table:style-name="ce3" office:value-type="float" office:value="984542625" calcext:value-type="float">
            <text:p>984542625</text:p>
          </table:table-cell>
          <table:table-cell table:style-name="ce3" office:value-type="float" office:value="444990652" calcext:value-type="float">
            <text:p>444990652</text:p>
          </table:table-cell>
          <table:table-cell table:style-name="ce3" office:value-type="float" office:value="286136524" calcext:value-type="float">
            <text:p>286136524</text:p>
          </table:table-cell>
          <table:table-cell office:value-type="float" office:value="238216805" calcext:value-type="float">
            <text:p>238216805</text:p>
          </table:table-cell>
          <table:table-cell table:number-columns-repeated="2"/>
          <table:table-cell table:style-name="ce3" office:value-type="float" office:value="994932888" calcext:value-type="float">
            <text:p>994932888</text:p>
          </table:table-cell>
          <table:table-cell table:style-name="ce3" office:value-type="float" office:value="482516462" calcext:value-type="float">
            <text:p>482516462</text:p>
          </table:table-cell>
          <table:table-cell office:value-type="float" office:value="281703892" calcext:value-type="float">
            <text:p>281703892</text:p>
          </table:table-cell>
          <table:table-cell office:value-type="float" office:value="290686309" calcext:value-type="float">
            <text:p>290686309</text:p>
          </table:table-cell>
          <table:table-cell table:number-columns-repeated="2"/>
          <table:table-cell table:style-name="ce3" office:value-type="float" office:value="874659986" calcext:value-type="float">
            <text:p>874659986</text:p>
          </table:table-cell>
          <table:table-cell table:style-name="ce3" office:value-type="float" office:value="452167801" calcext:value-type="float">
            <text:p>452167801</text:p>
          </table:table-cell>
          <table:table-cell table:style-name="ce3" office:value-type="float" office:value="283880906" calcext:value-type="float">
            <text:p>283880906</text:p>
          </table:table-cell>
          <table:table-cell table:style-name="ce3" office:value-type="float" office:value="387207792" calcext:value-type="float">
            <text:p>387207792</text:p>
          </table:table-cell>
          <table:table-cell table:number-columns-repeated="2"/>
          <table:table-cell table:style-name="ce3" office:value-type="float" office:value="28710041046" calcext:value-type="float">
            <text:p>28710041046</text:p>
          </table:table-cell>
          <table:table-cell table:style-name="ce3" office:value-type="float" office:value="13955731581" calcext:value-type="float">
            <text:p>13955731581</text:p>
          </table:table-cell>
          <table:table-cell table:style-name="ce3" office:value-type="float" office:value="7380661853" calcext:value-type="float">
            <text:p>7380661853</text:p>
          </table:table-cell>
          <table:table-cell table:style-name="ce3" office:value-type="float" office:value="4085904944" calcext:value-type="float">
            <text:p>408590494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51397923" calcext:value-type="float">
            <text:p>951397923</text:p>
          </table:table-cell>
          <table:table-cell table:style-name="ce3" office:value-type="float" office:value="503954461" calcext:value-type="float">
            <text:p>503954461</text:p>
          </table:table-cell>
          <table:table-cell table:style-name="ce3" office:value-type="float" office:value="262995858" calcext:value-type="float">
            <text:p>262995858</text:p>
          </table:table-cell>
          <table:table-cell office:value-type="float" office:value="242080684" calcext:value-type="float">
            <text:p>242080684</text:p>
          </table:table-cell>
          <table:table-cell table:number-columns-repeated="2"/>
          <table:table-cell table:style-name="ce3" office:value-type="float" office:value="913572725" calcext:value-type="float">
            <text:p>913572725</text:p>
          </table:table-cell>
          <table:table-cell table:style-name="ce3" office:value-type="float" office:value="448862856" calcext:value-type="float">
            <text:p>448862856</text:p>
          </table:table-cell>
          <table:table-cell office:value-type="float" office:value="268713572" calcext:value-type="float">
            <text:p>268713572</text:p>
          </table:table-cell>
          <table:table-cell office:value-type="float" office:value="296461990" calcext:value-type="float">
            <text:p>296461990</text:p>
          </table:table-cell>
          <table:table-cell table:number-columns-repeated="2"/>
          <table:table-cell table:style-name="ce3" office:value-type="float" office:value="844550655" calcext:value-type="float">
            <text:p>844550655</text:p>
          </table:table-cell>
          <table:table-cell table:style-name="ce3" office:value-type="float" office:value="428679358" calcext:value-type="float">
            <text:p>428679358</text:p>
          </table:table-cell>
          <table:table-cell table:style-name="ce3" office:value-type="float" office:value="282505358" calcext:value-type="float">
            <text:p>282505358</text:p>
          </table:table-cell>
          <table:table-cell table:style-name="ce3" office:value-type="float" office:value="376111649" calcext:value-type="float">
            <text:p>376111649</text:p>
          </table:table-cell>
          <table:table-cell table:number-columns-repeated="2"/>
          <table:table-cell table:style-name="ce3" office:value-type="float" office:value="27654963343" calcext:value-type="float">
            <text:p>27654963343</text:p>
          </table:table-cell>
          <table:table-cell table:style-name="ce3" office:value-type="float" office:value="13936986656" calcext:value-type="float">
            <text:p>13936986656</text:p>
          </table:table-cell>
          <table:table-cell table:style-name="ce3" office:value-type="float" office:value="7454910957" calcext:value-type="float">
            <text:p>7454910957</text:p>
          </table:table-cell>
          <table:table-cell table:style-name="ce3" office:value-type="float" office:value="4058639234" calcext:value-type="float">
            <text:p>405863923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899392924" calcext:value-type="float">
            <text:p>899392924</text:p>
          </table:table-cell>
          <table:table-cell table:style-name="ce3" office:value-type="float" office:value="498534272" calcext:value-type="float">
            <text:p>498534272</text:p>
          </table:table-cell>
          <table:table-cell table:style-name="ce3" office:value-type="float" office:value="249544128" calcext:value-type="float">
            <text:p>249544128</text:p>
          </table:table-cell>
          <table:table-cell office:value-type="float" office:value="243380330" calcext:value-type="float">
            <text:p>243380330</text:p>
          </table:table-cell>
          <table:table-cell table:number-columns-repeated="2"/>
          <table:table-cell table:style-name="ce3" office:value-type="float" office:value="922581102" calcext:value-type="float">
            <text:p>922581102</text:p>
          </table:table-cell>
          <table:table-cell table:style-name="ce3" office:value-type="float" office:value="536972582" calcext:value-type="float">
            <text:p>536972582</text:p>
          </table:table-cell>
          <table:table-cell office:value-type="float" office:value="283439963" calcext:value-type="float">
            <text:p>283439963</text:p>
          </table:table-cell>
          <table:table-cell office:value-type="float" office:value="295182332" calcext:value-type="float">
            <text:p>295182332</text:p>
          </table:table-cell>
          <table:table-cell table:number-columns-repeated="2"/>
          <table:table-cell table:style-name="ce3" office:value-type="float" office:value="817842301" calcext:value-type="float">
            <text:p>817842301</text:p>
          </table:table-cell>
          <table:table-cell table:style-name="ce3" office:value-type="float" office:value="442979713" calcext:value-type="float">
            <text:p>442979713</text:p>
          </table:table-cell>
          <table:table-cell table:style-name="ce3" office:value-type="float" office:value="278073237" calcext:value-type="float">
            <text:p>278073237</text:p>
          </table:table-cell>
          <table:table-cell table:style-name="ce3" office:value-type="float" office:value="362919414" calcext:value-type="float">
            <text:p>362919414</text:p>
          </table:table-cell>
          <table:table-cell table:number-columns-repeated="2"/>
          <table:table-cell table:style-name="ce3" office:value-type="float" office:value="28211009202" calcext:value-type="float">
            <text:p>28211009202</text:p>
          </table:table-cell>
          <table:table-cell table:style-name="ce3" office:value-type="float" office:value="13909657965" calcext:value-type="float">
            <text:p>13909657965</text:p>
          </table:table-cell>
          <table:table-cell table:style-name="ce3" office:value-type="float" office:value="7412383317" calcext:value-type="float">
            <text:p>7412383317</text:p>
          </table:table-cell>
          <table:table-cell table:style-name="ce3" office:value-type="float" office:value="4110964735" calcext:value-type="float">
            <text:p>4110964735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89043588" calcext:value-type="float">
            <text:p>989043588</text:p>
          </table:table-cell>
          <table:table-cell table:style-name="ce3" office:value-type="float" office:value="502498266" calcext:value-type="float">
            <text:p>502498266</text:p>
          </table:table-cell>
          <table:table-cell table:style-name="ce3" office:value-type="float" office:value="253701972" calcext:value-type="float">
            <text:p>253701972</text:p>
          </table:table-cell>
          <table:table-cell office:value-type="float" office:value="241743932" calcext:value-type="float">
            <text:p>241743932</text:p>
          </table:table-cell>
          <table:table-cell table:number-columns-repeated="2"/>
          <table:table-cell table:style-name="ce3" office:value-type="float" office:value="926975338" calcext:value-type="float">
            <text:p>926975338</text:p>
          </table:table-cell>
          <table:table-cell table:style-name="ce3" office:value-type="float" office:value="525146731" calcext:value-type="float">
            <text:p>525146731</text:p>
          </table:table-cell>
          <table:table-cell office:value-type="float" office:value="278673121" calcext:value-type="float">
            <text:p>278673121</text:p>
          </table:table-cell>
          <table:table-cell office:value-type="float" office:value="300675309" calcext:value-type="float">
            <text:p>300675309</text:p>
          </table:table-cell>
          <table:table-cell table:number-columns-repeated="2"/>
          <table:table-cell table:style-name="ce3" office:value-type="float" office:value="822853581" calcext:value-type="float">
            <text:p>822853581</text:p>
          </table:table-cell>
          <table:table-cell table:style-name="ce3" office:value-type="float" office:value="430367269" calcext:value-type="float">
            <text:p>430367269</text:p>
          </table:table-cell>
          <table:table-cell table:style-name="ce3" office:value-type="float" office:value="278447815" calcext:value-type="float">
            <text:p>278447815</text:p>
          </table:table-cell>
          <table:table-cell table:style-name="ce3" office:value-type="float" office:value="392273415" calcext:value-type="float">
            <text:p>392273415</text:p>
          </table:table-cell>
          <table:table-cell table:number-columns-repeated="2"/>
          <table:table-cell table:style-name="ce3" office:value-type="float" office:value="27805854986" calcext:value-type="float">
            <text:p>27805854986</text:p>
          </table:table-cell>
          <table:table-cell table:style-name="ce3" office:value-type="float" office:value="14900925143" calcext:value-type="float">
            <text:p>14900925143</text:p>
          </table:table-cell>
          <table:table-cell table:style-name="ce3" office:value-type="float" office:value="6746946587" calcext:value-type="float">
            <text:p>6746946587</text:p>
          </table:table-cell>
          <table:table-cell table:style-name="ce3" office:value-type="float" office:value="4293360920" calcext:value-type="float">
            <text:p>4293360920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13910533" calcext:value-type="float">
            <text:p>913910533</text:p>
          </table:table-cell>
          <table:table-cell table:style-name="ce3" office:value-type="float" office:value="504897238" calcext:value-type="float">
            <text:p>504897238</text:p>
          </table:table-cell>
          <table:table-cell table:style-name="ce3" office:value-type="float" office:value="271202812" calcext:value-type="float">
            <text:p>271202812</text:p>
          </table:table-cell>
          <table:table-cell office:value-type="float" office:value="242673814" calcext:value-type="float">
            <text:p>242673814</text:p>
          </table:table-cell>
          <table:table-cell table:number-columns-repeated="2"/>
          <table:table-cell table:style-name="ce3" office:value-type="float" office:value="929097688" calcext:value-type="float">
            <text:p>929097688</text:p>
          </table:table-cell>
          <table:table-cell table:style-name="ce3" office:value-type="float" office:value="492571790" calcext:value-type="float">
            <text:p>492571790</text:p>
          </table:table-cell>
          <table:table-cell office:value-type="float" office:value="275365655" calcext:value-type="float">
            <text:p>275365655</text:p>
          </table:table-cell>
          <table:table-cell office:value-type="float" office:value="295933062" calcext:value-type="float">
            <text:p>295933062</text:p>
          </table:table-cell>
          <table:table-cell table:number-columns-repeated="2"/>
          <table:table-cell table:style-name="ce3" office:value-type="float" office:value="869952806" calcext:value-type="float">
            <text:p>869952806</text:p>
          </table:table-cell>
          <table:table-cell table:style-name="ce3" office:value-type="float" office:value="425270107" calcext:value-type="float">
            <text:p>425270107</text:p>
          </table:table-cell>
          <table:table-cell table:style-name="ce3" office:value-type="float" office:value="255234873" calcext:value-type="float">
            <text:p>255234873</text:p>
          </table:table-cell>
          <table:table-cell table:style-name="ce3" office:value-type="float" office:value="431355343" calcext:value-type="float">
            <text:p>431355343</text:p>
          </table:table-cell>
          <table:table-cell table:number-columns-repeated="2"/>
          <table:table-cell table:style-name="ce3" office:value-type="float" office:value="27239368744" calcext:value-type="float">
            <text:p>27239368744</text:p>
          </table:table-cell>
          <table:table-cell table:style-name="ce3" office:value-type="float" office:value="13511839708" calcext:value-type="float">
            <text:p>13511839708</text:p>
          </table:table-cell>
          <table:table-cell table:style-name="ce3" office:value-type="float" office:value="7158774678" calcext:value-type="float">
            <text:p>7158774678</text:p>
          </table:table-cell>
          <table:table-cell table:style-name="ce3" office:value-type="float" office:value="4273663741" calcext:value-type="float">
            <text:p>4273663741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78590402" calcext:value-type="float">
            <text:p>978590402</text:p>
          </table:table-cell>
          <table:table-cell table:style-name="ce3" office:value-type="float" office:value="499937590" calcext:value-type="float">
            <text:p>499937590</text:p>
          </table:table-cell>
          <table:table-cell table:style-name="ce3" office:value-type="float" office:value="267329920" calcext:value-type="float">
            <text:p>267329920</text:p>
          </table:table-cell>
          <table:table-cell office:value-type="float" office:value="242193170" calcext:value-type="float">
            <text:p>242193170</text:p>
          </table:table-cell>
          <table:table-cell table:number-columns-repeated="2"/>
          <table:table-cell table:style-name="ce3" office:value-type="float" office:value="959693342" calcext:value-type="float">
            <text:p>959693342</text:p>
          </table:table-cell>
          <table:table-cell table:style-name="ce3" office:value-type="float" office:value="515470645" calcext:value-type="float">
            <text:p>515470645</text:p>
          </table:table-cell>
          <table:table-cell office:value-type="float" office:value="268980807" calcext:value-type="float">
            <text:p>268980807</text:p>
          </table:table-cell>
          <table:table-cell office:value-type="float" office:value="293055727" calcext:value-type="float">
            <text:p>293055727</text:p>
          </table:table-cell>
          <table:table-cell table:number-columns-repeated="2"/>
          <table:table-cell table:style-name="ce3" office:value-type="float" office:value="847582898" calcext:value-type="float">
            <text:p>847582898</text:p>
          </table:table-cell>
          <table:table-cell table:style-name="ce3" office:value-type="float" office:value="414412684" calcext:value-type="float">
            <text:p>414412684</text:p>
          </table:table-cell>
          <table:table-cell table:style-name="ce3" office:value-type="float" office:value="260800522" calcext:value-type="float">
            <text:p>260800522</text:p>
          </table:table-cell>
          <table:table-cell table:style-name="ce3" office:value-type="float" office:value="377932676" calcext:value-type="float">
            <text:p>377932676</text:p>
          </table:table-cell>
          <table:table-cell table:number-columns-repeated="2"/>
          <table:table-cell table:style-name="ce3" office:value-type="float" office:value="26220252541" calcext:value-type="float">
            <text:p>26220252541</text:p>
          </table:table-cell>
          <table:table-cell table:style-name="ce3" office:value-type="float" office:value="13663579195" calcext:value-type="float">
            <text:p>13663579195</text:p>
          </table:table-cell>
          <table:table-cell table:style-name="ce3" office:value-type="float" office:value="6992951912" calcext:value-type="float">
            <text:p>6992951912</text:p>
          </table:table-cell>
          <table:table-cell table:style-name="ce3" office:value-type="float" office:value="3920281471" calcext:value-type="float">
            <text:p>3920281471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77948689" calcext:value-type="float">
            <text:p>977948689</text:p>
          </table:table-cell>
          <table:table-cell table:style-name="ce3" office:value-type="float" office:value="468995555" calcext:value-type="float">
            <text:p>468995555</text:p>
          </table:table-cell>
          <table:table-cell table:style-name="ce3" office:value-type="float" office:value="271686310" calcext:value-type="float">
            <text:p>271686310</text:p>
          </table:table-cell>
          <table:table-cell office:value-type="float" office:value="242825042" calcext:value-type="float">
            <text:p>242825042</text:p>
          </table:table-cell>
          <table:table-cell table:number-columns-repeated="2"/>
          <table:table-cell table:style-name="ce3" office:value-type="float" office:value="831880879" calcext:value-type="float">
            <text:p>831880879</text:p>
          </table:table-cell>
          <table:table-cell table:style-name="ce3" office:value-type="float" office:value="427583677" calcext:value-type="float">
            <text:p>427583677</text:p>
          </table:table-cell>
          <table:table-cell office:value-type="float" office:value="283660130" calcext:value-type="float">
            <text:p>283660130</text:p>
          </table:table-cell>
          <table:table-cell office:value-type="float" office:value="310312565" calcext:value-type="float">
            <text:p>310312565</text:p>
          </table:table-cell>
          <table:table-cell table:number-columns-repeated="2"/>
          <table:table-cell table:style-name="ce3" office:value-type="float" office:value="835334772" calcext:value-type="float">
            <text:p>835334772</text:p>
          </table:table-cell>
          <table:table-cell table:style-name="ce3" office:value-type="float" office:value="425412268" calcext:value-type="float">
            <text:p>425412268</text:p>
          </table:table-cell>
          <table:table-cell table:style-name="ce3" office:value-type="float" office:value="285925840" calcext:value-type="float">
            <text:p>285925840</text:p>
          </table:table-cell>
          <table:table-cell table:style-name="ce3" office:value-type="float" office:value="395702601" calcext:value-type="float">
            <text:p>395702601</text:p>
          </table:table-cell>
          <table:table-cell table:number-columns-repeated="2"/>
          <table:table-cell table:style-name="ce3" office:value-type="float" office:value="27575657272" calcext:value-type="float">
            <text:p>27575657272</text:p>
          </table:table-cell>
          <table:table-cell table:style-name="ce3" office:value-type="float" office:value="14255598923" calcext:value-type="float">
            <text:p>14255598923</text:p>
          </table:table-cell>
          <table:table-cell table:style-name="ce3" office:value-type="float" office:value="6870745130" calcext:value-type="float">
            <text:p>6870745130</text:p>
          </table:table-cell>
          <table:table-cell table:style-name="ce3" office:value-type="float" office:value="4102293205" calcext:value-type="float">
            <text:p>4102293205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95593200" calcext:value-type="float">
            <text:p>995593200</text:p>
          </table:table-cell>
          <table:table-cell table:style-name="ce3" office:value-type="float" office:value="503456971" calcext:value-type="float">
            <text:p>503456971</text:p>
          </table:table-cell>
          <table:table-cell table:style-name="ce3" office:value-type="float" office:value="270009129" calcext:value-type="float">
            <text:p>270009129</text:p>
          </table:table-cell>
          <table:table-cell office:value-type="float" office:value="239320379" calcext:value-type="float">
            <text:p>239320379</text:p>
          </table:table-cell>
          <table:table-cell table:number-columns-repeated="2"/>
          <table:table-cell table:style-name="ce3" office:value-type="float" office:value="880277088" calcext:value-type="float">
            <text:p>880277088</text:p>
          </table:table-cell>
          <table:table-cell table:style-name="ce3" office:value-type="float" office:value="436476990" calcext:value-type="float">
            <text:p>436476990</text:p>
          </table:table-cell>
          <table:table-cell office:value-type="float" office:value="268866634" calcext:value-type="float">
            <text:p>268866634</text:p>
          </table:table-cell>
          <table:table-cell office:value-type="float" office:value="246092642" calcext:value-type="float">
            <text:p>246092642</text:p>
          </table:table-cell>
          <table:table-cell table:number-columns-repeated="2"/>
          <table:table-cell table:style-name="ce3" office:value-type="float" office:value="843829430" calcext:value-type="float">
            <text:p>843829430</text:p>
          </table:table-cell>
          <table:table-cell table:style-name="ce3" office:value-type="float" office:value="429509800" calcext:value-type="float">
            <text:p>429509800</text:p>
          </table:table-cell>
          <table:table-cell table:style-name="ce3" office:value-type="float" office:value="285971540" calcext:value-type="float">
            <text:p>285971540</text:p>
          </table:table-cell>
          <table:table-cell table:style-name="ce3" office:value-type="float" office:value="399605125" calcext:value-type="float">
            <text:p>399605125</text:p>
          </table:table-cell>
          <table:table-cell table:number-columns-repeated="2"/>
          <table:table-cell table:style-name="ce3" office:value-type="float" office:value="27002836043" calcext:value-type="float">
            <text:p>27002836043</text:p>
          </table:table-cell>
          <table:table-cell table:style-name="ce3" office:value-type="float" office:value="14008343676" calcext:value-type="float">
            <text:p>14008343676</text:p>
          </table:table-cell>
          <table:table-cell table:style-name="ce3" office:value-type="float" office:value="7142748141" calcext:value-type="float">
            <text:p>7142748141</text:p>
          </table:table-cell>
          <table:table-cell table:style-name="ce3" office:value-type="float" office:value="4041509574" calcext:value-type="float">
            <text:p>404150957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39227051" calcext:value-type="float">
            <text:p>939227051</text:p>
          </table:table-cell>
          <table:table-cell table:style-name="ce3" office:value-type="float" office:value="501467945" calcext:value-type="float">
            <text:p>501467945</text:p>
          </table:table-cell>
          <table:table-cell table:style-name="ce3" office:value-type="float" office:value="265914544" calcext:value-type="float">
            <text:p>265914544</text:p>
          </table:table-cell>
          <table:table-cell office:value-type="float" office:value="247111018" calcext:value-type="float">
            <text:p>247111018</text:p>
          </table:table-cell>
          <table:table-cell table:number-columns-repeated="2"/>
          <table:table-cell table:style-name="ce3" office:value-type="float" office:value="990316169" calcext:value-type="float">
            <text:p>990316169</text:p>
          </table:table-cell>
          <table:table-cell table:style-name="ce3" office:value-type="float" office:value="532111597" calcext:value-type="float">
            <text:p>532111597</text:p>
          </table:table-cell>
          <table:table-cell office:value-type="float" office:value="265555238" calcext:value-type="float">
            <text:p>265555238</text:p>
          </table:table-cell>
          <table:table-cell office:value-type="float" office:value="287906051" calcext:value-type="float">
            <text:p>287906051</text:p>
          </table:table-cell>
          <table:table-cell table:number-columns-repeated="2"/>
          <table:table-cell table:style-name="ce3" office:value-type="float" office:value="837142266" calcext:value-type="float">
            <text:p>837142266</text:p>
          </table:table-cell>
          <table:table-cell table:style-name="ce3" office:value-type="float" office:value="438998362" calcext:value-type="float">
            <text:p>438998362</text:p>
          </table:table-cell>
          <table:table-cell table:style-name="ce3" office:value-type="float" office:value="281339712" calcext:value-type="float">
            <text:p>281339712</text:p>
          </table:table-cell>
          <table:table-cell table:style-name="ce3" office:value-type="float" office:value="389249510" calcext:value-type="float">
            <text:p>389249510</text:p>
          </table:table-cell>
          <table:table-cell table:number-columns-repeated="2"/>
          <table:table-cell table:style-name="ce3" office:value-type="float" office:value="27654827683" calcext:value-type="float">
            <text:p>27654827683</text:p>
          </table:table-cell>
          <table:table-cell table:style-name="ce3" office:value-type="float" office:value="14379817019" calcext:value-type="float">
            <text:p>14379817019</text:p>
          </table:table-cell>
          <table:table-cell table:style-name="ce3" office:value-type="float" office:value="6968557963" calcext:value-type="float">
            <text:p>6968557963</text:p>
          </table:table-cell>
          <table:table-cell table:style-name="ce3" office:value-type="float" office:value="3956701853" calcext:value-type="float">
            <text:p>3956701853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68329282" calcext:value-type="float">
            <text:p>968329282</text:p>
          </table:table-cell>
          <table:table-cell table:style-name="ce3" office:value-type="float" office:value="504210533" calcext:value-type="float">
            <text:p>504210533</text:p>
          </table:table-cell>
          <table:table-cell table:style-name="ce3" office:value-type="float" office:value="270372958" calcext:value-type="float">
            <text:p>270372958</text:p>
          </table:table-cell>
          <table:table-cell office:value-type="float" office:value="232501026" calcext:value-type="float">
            <text:p>232501026</text:p>
          </table:table-cell>
          <table:table-cell table:number-columns-repeated="2"/>
          <table:table-cell table:style-name="ce3" office:value-type="float" office:value="987495122" calcext:value-type="float">
            <text:p>987495122</text:p>
          </table:table-cell>
          <table:table-cell table:style-name="ce3" office:value-type="float" office:value="526963561" calcext:value-type="float">
            <text:p>526963561</text:p>
          </table:table-cell>
          <table:table-cell office:value-type="float" office:value="275115013" calcext:value-type="float">
            <text:p>275115013</text:p>
          </table:table-cell>
          <table:table-cell office:value-type="float" office:value="281480536" calcext:value-type="float">
            <text:p>281480536</text:p>
          </table:table-cell>
          <table:table-cell table:number-columns-repeated="2"/>
          <table:table-cell table:style-name="ce3" office:value-type="float" office:value="826180333" calcext:value-type="float">
            <text:p>826180333</text:p>
          </table:table-cell>
          <table:table-cell table:style-name="ce3" office:value-type="float" office:value="456815039" calcext:value-type="float">
            <text:p>456815039</text:p>
          </table:table-cell>
          <table:table-cell table:style-name="ce3" office:value-type="float" office:value="280509628" calcext:value-type="float">
            <text:p>280509628</text:p>
          </table:table-cell>
          <table:table-cell table:style-name="ce3" office:value-type="float" office:value="397522526" calcext:value-type="float">
            <text:p>397522526</text:p>
          </table:table-cell>
          <table:table-cell table:number-columns-repeated="2"/>
          <table:table-cell table:style-name="ce3" office:value-type="float" office:value="27653582104" calcext:value-type="float">
            <text:p>27653582104</text:p>
          </table:table-cell>
          <table:table-cell table:style-name="ce3" office:value-type="float" office:value="13687607320" calcext:value-type="float">
            <text:p>13687607320</text:p>
          </table:table-cell>
          <table:table-cell table:style-name="ce3" office:value-type="float" office:value="7139655242" calcext:value-type="float">
            <text:p>7139655242</text:p>
          </table:table-cell>
          <table:table-cell table:style-name="ce3" office:value-type="float" office:value="4098758792" calcext:value-type="float">
            <text:p>40987587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899392924" calcext:value-type="float">
            <text:p>0.000899392924</text:p>
          </table:table-cell>
          <table:table-cell table:style-name="ce4" table:formula="of:=MIN([.C4:.C13])/(1000*1000*1000)/[.L20]" office:value-type="float" office:value="0.000889981304" calcext:value-type="float">
            <text:p>0.000889981304</text:p>
          </table:table-cell>
          <table:table-cell table:style-name="ce4" table:formula="of:=MIN([.D4:.D13])/(1000*1000*1000)/[.M20]" office:value-type="float" office:value="0.000998176512" calcext:value-type="float">
            <text:p>0.000998176512</text:p>
          </table:table-cell>
          <table:table-cell table:style-name="ce4" table:formula="of:=MIN([.E4:.E13])/(1000*1000*1000)/[.N20]" office:value-type="float" office:value="0.001860008208" calcext:value-type="float">
            <text:p>0.00186000820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831880879" calcext:value-type="float">
            <text:p>0.000831880879</text:p>
          </table:table-cell>
          <table:table-cell table:style-name="ce4" table:formula="of:=MIN([.I4:.I13])/(1000*1000*1000)/[.L20]" office:value-type="float" office:value="0.000855167354" calcext:value-type="float">
            <text:p>0.000855167354</text:p>
          </table:table-cell>
          <table:table-cell table:style-name="ce4" table:formula="of:=MIN([.J4:.J13])/(1000*1000*1000)/[.M20]" office:value-type="float" office:value="0.001062220952" calcext:value-type="float">
            <text:p>0.001062220952</text:p>
          </table:table-cell>
          <table:table-cell table:style-name="ce4" table:formula="of:=MIN([.K4:.K13])/(1000*1000*1000)/[.N20]" office:value-type="float" office:value="0.001968741136" calcext:value-type="float">
            <text:p>0.00196874113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817842301" calcext:value-type="float">
            <text:p>0.000817842301</text:p>
          </table:table-cell>
          <table:table-cell table:style-name="ce4" table:formula="of:=MIN([.O4:.O13])/(1000*1000*1000)/[.L20]" office:value-type="float" office:value="0.000828825368" calcext:value-type="float">
            <text:p>0.000828825368</text:p>
          </table:table-cell>
          <table:table-cell table:style-name="ce4" table:formula="of:=MIN([.P4:.P13])/(1000*1000*1000)/[.M20]" office:value-type="float" office:value="0.001020939492" calcext:value-type="float">
            <text:p>0.001020939492</text:p>
          </table:table-cell>
          <table:table-cell table:style-name="ce4" table:formula="of:=MIN([.Q4:.Q13])/(1000*1000*1000)/[.N20]" office:value-type="float" office:value="0.002903355312" calcext:value-type="float">
            <text:p>0.00290335531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26220252541" calcext:value-type="float">
            <text:p>0.026220252541</text:p>
          </table:table-cell>
          <table:table-cell table:style-name="ce4" table:formula="of:=MIN([.U4:.U13])/(1000*1000*1000)/[.L20]" office:value-type="float" office:value="0.027023679416" calcext:value-type="float">
            <text:p>0.027023679416</text:p>
          </table:table-cell>
          <table:table-cell table:style-name="ce4" table:formula="of:=MIN([.V4:.V13])/(1000*1000*1000)/[.M20]" office:value-type="float" office:value="0.026987786348" calcext:value-type="float">
            <text:p>0.026987786348</text:p>
          </table:table-cell>
          <table:table-cell table:style-name="ce4" table:formula="of:=MIN([.W4:.W13])/(1000*1000*1000)/[.N20]" office:value-type="float" office:value="0.031362251768" calcext:value-type="float">
            <text:p>0.031362251768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899.392924" calcext:value-type="float">
            <text:p>899.392924</text:p>
          </table:table-cell>
          <table:table-cell table:style-name="ce4" table:formula="of:=( MIN([.C4:.C13])/1000 ) /[.L$20]" office:value-type="float" office:value="889.981304" calcext:value-type="float">
            <text:p>889.981304</text:p>
          </table:table-cell>
          <table:table-cell table:style-name="ce4" table:formula="of:=( MIN([.D4:.D13])/1000 ) /[.M$20]" office:value-type="float" office:value="998.176512" calcext:value-type="float">
            <text:p>998.176512</text:p>
          </table:table-cell>
          <table:table-cell table:style-name="ce4" table:formula="of:=( MIN([.E4:.E13])/1000 ) /[.N$20]" office:value-type="float" office:value="1860.008208" calcext:value-type="float">
            <text:p>1860.00820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831.880879" calcext:value-type="float">
            <text:p>831.880879</text:p>
          </table:table-cell>
          <table:table-cell table:style-name="ce4" table:formula="of:=( MIN([.I4:.I13])/1000 ) / [.L$20]" office:value-type="float" office:value="855.167354" calcext:value-type="float">
            <text:p>855.167354</text:p>
          </table:table-cell>
          <table:table-cell table:style-name="ce4" table:formula="of:=( MIN([.J4:.J13])/1000 ) / [.M$20]" office:value-type="float" office:value="1062.220952" calcext:value-type="float">
            <text:p>1062.220952</text:p>
          </table:table-cell>
          <table:table-cell table:style-name="ce4" table:formula="of:=( MIN([.K4:.K13])/1000 ) / [.N$20]" office:value-type="float" office:value="1968.741136" calcext:value-type="float">
            <text:p>1968.74113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817.842301" calcext:value-type="float">
            <text:p>817.842301</text:p>
          </table:table-cell>
          <table:table-cell table:style-name="ce4" table:formula="of:=( MIN([.O4:.O13])/1000 ) / [.L$20]" office:value-type="float" office:value="828.825368" calcext:value-type="float">
            <text:p>828.825368</text:p>
          </table:table-cell>
          <table:table-cell table:style-name="ce4" table:formula="of:=( MIN([.P4:.P13])/1000 ) / [.M$20]" office:value-type="float" office:value="1020.939492" calcext:value-type="float">
            <text:p>1020.939492</text:p>
          </table:table-cell>
          <table:table-cell table:style-name="ce4" table:formula="of:=( MIN([.Q4:.Q13])/1000 ) / [.N$20]" office:value-type="float" office:value="2903.355312" calcext:value-type="float">
            <text:p>2903.35531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6220.252541" calcext:value-type="float">
            <text:p>26220.252541</text:p>
          </table:table-cell>
          <table:table-cell table:style-name="ce4" table:formula="of:=(MIN([.U4:.U13])/1000 ) / [.L$20]" office:value-type="float" office:value="27023.679416" calcext:value-type="float">
            <text:p>27023.679416</text:p>
          </table:table-cell>
          <table:table-cell table:style-name="ce4" table:formula="of:=(MIN([.V4:.V13])/1000 ) / [.M$20]" office:value-type="float" office:value="26987.786348" calcext:value-type="float">
            <text:p>26987.786348</text:p>
          </table:table-cell>
          <table:table-cell table:style-name="ce4" table:formula="of:=(MIN([.W4:.W13])/1000 ) / [.N$20]" office:value-type="float" office:value="31362.251768" calcext:value-type="float">
            <text:p>31362.2517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MPIBcast.B17]" office:value-type="float" office:value="9.57745354540153" calcext:value-type="float">
            <text:p>9,57745354540153</text:p>
          </table:table-cell>
          <table:table-cell table:style-name="ce15" table:formula="of:=[.C17]/[$MPIBcast.C17]" office:value-type="float" office:value="7.42496853695258" calcext:value-type="float">
            <text:p>7,42496853695258</text:p>
          </table:table-cell>
          <table:table-cell table:style-name="ce15" table:formula="of:=[.D17]/[$MPIBcast.D17]" office:value-type="float" office:value="8.73274196097192" calcext:value-type="float">
            <text:p>8,73274196097192</text:p>
          </table:table-cell>
          <table:table-cell table:style-name="ce15" table:formula="of:=[.E17]/[$MPIBcast.E17]" office:value-type="float" office:value="10.6768793881379" calcext:value-type="float">
            <text:p>10,6768793881379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MPIBcast.H17]" office:value-type="float" office:value="6.00286886431843" calcext:value-type="float">
            <text:p>6,00286886431843</text:p>
          </table:table-cell>
          <table:table-cell table:style-name="ce15" table:formula="of:=[.I17]/[$MPIBcast.I17]" office:value-type="float" office:value="5.31979971319163" calcext:value-type="float">
            <text:p>5,31979971319163</text:p>
          </table:table-cell>
          <table:table-cell table:style-name="ce15" table:formula="of:=[.J17]/[$MPIBcast.J17]" office:value-type="float" office:value="7.25564781887821" calcext:value-type="float">
            <text:p>7,25564781887821</text:p>
          </table:table-cell>
          <table:table-cell table:style-name="ce15" table:formula="of:=[.K17]/[$MPIBcast.K17]" office:value-type="float" office:value="10.3347991730788" calcext:value-type="float">
            <text:p>10,3347991730788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MPIBcast.N17]" office:value-type="float" office:value="7.02328164857281" calcext:value-type="float">
            <text:p>7,02328164857281</text:p>
          </table:table-cell>
          <table:table-cell table:style-name="ce15" table:formula="of:=[.O17]/[$MPIBcast.O17]" office:value-type="float" office:value="5.12562201505121" calcext:value-type="float">
            <text:p>5,12562201505121</text:p>
          </table:table-cell>
          <table:table-cell table:style-name="ce15" table:formula="of:=[.P17]/[$MPIBcast.P17]" office:value-type="float" office:value="4.86252397554527" calcext:value-type="float">
            <text:p>4,86252397554527</text:p>
          </table:table-cell>
          <table:table-cell table:style-name="ce15" table:formula="of:=[.Q17]/[$MPIBcast.Q17]" office:value-type="float" office:value="10.0553432946762" calcext:value-type="float">
            <text:p>10,0553432946762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MPIBcast.T17]" office:value-type="float" office:value="93.4618142241539" calcext:value-type="float">
            <text:p>93,4618142241539</text:p>
          </table:table-cell>
          <table:table-cell table:style-name="ce15" table:formula="of:=[.U17]/[$MPIBcast.U17]" office:value-type="float" office:value="75.1044483957025" calcext:value-type="float">
            <text:p>75,1044483957025</text:p>
          </table:table-cell>
          <table:table-cell table:style-name="ce15" table:formula="of:=[.V17]/[$MPIBcast.V17]" office:value-type="float" office:value="68.8185364928866" calcext:value-type="float">
            <text:p>68,8185364928866</text:p>
          </table:table-cell>
          <table:table-cell table:style-name="ce15" table:formula="of:=[.W17]/[$MPIBcast.W17]" office:value-type="float" office:value="72.0581705864296" calcext:value-type="float">
            <text:p>72,0581705864296</text:p>
          </table:table-cell>
          <table:table-cell table:style-name="ce15" table:number-columns-repeated="100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0T21:35:38.014000000</dc:date>
    <meta:editing-duration>PT5H13M27S</meta:editing-duration>
    <meta:editing-cycles>29</meta:editing-cycles>
    <meta:generator>LibreOffice/7.4.3.2$Windows_X86_64 LibreOffice_project/1048a8393ae2eeec98dff31b5c133c5f1d08b890</meta:generator>
    <meta:document-statistic meta:table-count="3" meta:cell-count="804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MPIBcast.B2:MPIBcast.E3 MPIBcast.H2:MPIBcast.K3 MPIBcast.N2:MPIBcast.Q3 MPIBcast.T2:MPIBcast.W3 MPIBcast.B16:MPIBcast.E16 MPIBcast.H16:MPIBcast.K16 MPIBcast.N16:MPIBcast.Q16 MPIBcast.T16:MPIBcast.W16 MPIBcast.J25:MPIBcast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MPIBcast.B2:MPIBcast.E3 MPIBcast.H2:MPIBcast.K3 MPIBcast.N2:MPIBcast.Q3 MPIBcast.T2:MPI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PIBcast.B16:MPIBcast.E16 MPIBcast.H16:MPIBcast.K16 MPIBcast.N16:MPIBcast.Q16 MPIBcast.T16:MPI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PIBcast.J25:MPI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PIBcast.B2:MPIBcast.E3 MPIBcast.H2:MPIBcast.K3 MPIBcast.N2:MPIBcast.Q3 MPIBcast.T2:MPI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39073126">
                <text:p>0.0000939073126</text:p>
                <draw:g>
                  <svg:desc>MPIBcast.B16:MPIBcast.E16 MPIBcast.H16:MPIBcast.K16 MPIBcast.N16:MPIBcast.Q16 MPIBcast.T16:MPIBcast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PIBcast.J25:MPI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93cm" svg:y="1.121cm" chart:style-name="ch3">
          <text:p>ProfBcast</text:p>
        </chart:subtitle>
        <chart:plot-area chart:style-name="ch4" table:cell-range-address="ProfBcast.B2:ProfBcast.E3 ProfBcast.H2:ProfBcast.K3 ProfBcast.N2:ProfBcast.Q3 ProfBcast.T2:ProfBcast.W3 ProfBcast.B16:ProfBcast.E16 ProfBcast.H16:ProfBcast.K16 ProfBcast.N16:ProfBcast.Q16 ProfBcast.T16:ProfBcast.W16 ProfBcast.J25:ProfBcast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ProfBcast.B2:ProfBcast.E3 ProfBcast.H2:ProfBcast.K3 ProfBcast.N2:ProfBcast.Q3 ProfBcast.T2:Prof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ProfBcast.B16:ProfBcast.E16 ProfBcast.H16:ProfBcast.K16 ProfBcast.N16:ProfBcast.Q16 ProfBcast.T16:Prof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ProfBcast.J25:Prof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ProfBcast.B2:ProfBcast.E3 ProfBcast.H2:ProfBcast.K3 ProfBcast.N2:ProfBcast.Q3 ProfBcast.T2:Prof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5978969">
                <text:p>0.000095978969</text:p>
                <draw:g>
                  <svg:desc>ProfBcast.B16:ProfBcast.E16 ProfBcast.H16:ProfBcast.K16 ProfBcast.N16:ProfBcast.Q16 ProfBcast.T16:ProfBcast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rofBcast.J25:Prof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407cm" svg:y="0.153cm" chart:style-name="ch2">
          <text:p>Tempo Médio/mensagem em Cada Experimento</text:p>
        </chart:title>
        <chart:subtitle svg:x="6.785cm" svg:y="1.121cm" chart:style-name="ch3">
          <text:p>MyBcast</text:p>
        </chart:subtitle>
        <chart:plot-area chart:style-name="ch4" table:cell-range-address="MyBcast.B2:MyBcast.E3 MyBcast.H2:MyBcast.K3 MyBcast.N2:MyBcast.Q3 MyBcast.T2:MyBcast.W3 MyBcast.B16:MyBcast.E16 MyBcast.H16:MyBcast.K16 MyBcast.N16:MyBcast.Q16 MyBcast.T16:MyBcast.W16 MyBcast.J25:My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yBcast.B2:MyBcast.E3 MyBcast.H2:MyBcast.K3 MyBcast.N2:MyBcast.Q3 MyBcast.T2:My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yBcast.B16:MyBcast.E16 MyBcast.H16:MyBcast.K16 MyBcast.N16:MyBcast.Q16 MyBcast.T16:My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yBcast.J25:My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yBcast.B2:MyBcast.E3 MyBcast.H2:MyBcast.K3 MyBcast.N2:MyBcast.Q3 MyBcast.T2:My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899392924">
                <text:p>0.000899392924</text:p>
                <draw:g>
                  <svg:desc>MyBcast.B16:MyBcast.E16 MyBcast.H16:MyBcast.K16 MyBcast.N16:MyBcast.Q16 MyBcast.T16:MyBcast.W16</svg:desc>
                </draw:g>
              </table:table-cell>
              <table:table-cell office:value-type="float" office:value="0.000889981304">
                <text:p>0.000889981304</text:p>
              </table:table-cell>
              <table:table-cell office:value-type="float" office:value="0.000998176512">
                <text:p>0.000998176512</text:p>
              </table:table-cell>
              <table:table-cell office:value-type="float" office:value="0.001860008208">
                <text:p>0.001860008208</text:p>
              </table:table-cell>
              <table:table-cell office:value-type="float" office:value="0.000831880879">
                <text:p>0.000831880879</text:p>
              </table:table-cell>
              <table:table-cell office:value-type="float" office:value="0.000855167354">
                <text:p>0.000855167354</text:p>
              </table:table-cell>
              <table:table-cell office:value-type="float" office:value="0.001062220952">
                <text:p>0.001062220952</text:p>
              </table:table-cell>
              <table:table-cell office:value-type="float" office:value="0.001968741136">
                <text:p>0.001968741136</text:p>
              </table:table-cell>
              <table:table-cell office:value-type="float" office:value="0.000817842301">
                <text:p>0.000817842301</text:p>
              </table:table-cell>
              <table:table-cell office:value-type="float" office:value="0.000828825368">
                <text:p>0.000828825368</text:p>
              </table:table-cell>
              <table:table-cell office:value-type="float" office:value="0.001020939492">
                <text:p>0.001020939492</text:p>
              </table:table-cell>
              <table:table-cell office:value-type="float" office:value="0.002903355312">
                <text:p>0.002903355312</text:p>
              </table:table-cell>
              <table:table-cell office:value-type="float" office:value="0.026220252541">
                <text:p>0.026220252541</text:p>
              </table:table-cell>
              <table:table-cell office:value-type="float" office:value="0.027023679416">
                <text:p>0.027023679416</text:p>
              </table:table-cell>
              <table:table-cell office:value-type="float" office:value="0.026987786348">
                <text:p>0.026987786348</text:p>
              </table:table-cell>
              <table:table-cell office:value-type="float" office:value="0.031362251768">
                <text:p>0.03136225176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yBcast.J25:My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ProfBcast.B2:ProfBcast.E3 ProfBcast.H2:ProfBcast.K3 ProfBcast.N2:ProfBcast.Q3 ProfBcast.T2:ProfBcast.W3 ProfBcast.P22:ProfBcast.P23 ProfBcast.B16:ProfBcast.E16 ProfBcast.H16:ProfBcast.K16 ProfBcast.N16:ProfBcast.Q16 ProfBcast.T16:ProfBcast.W16 MPIBcast.B16:MPIBcast.E16 MPIBcast.H16:MPIBcast.K16 MPIBcast.N16:MPIBcast.Q16 MPIBcast.T16:MPIBcast.W16" chart:data-source-has-labels="both" svg:x="0.282cm" svg:y="0.729cm" svg:width="13.308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5.966cm" svg:y="9.189cm" chart:style-name="ch7">
              <text:p>Experimento</text:p>
            </chart:title>
            <chart:categories table:cell-range-address="ProfBcast.B2:ProfBcast.E3 ProfBcast.H2:ProfBcast.K3 ProfBcast.N2:ProfBcast.Q3 ProfBcast.T2:ProfBcast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ProfBcast.B16:ProfBcast.E16 ProfBcast.H16:ProfBcast.K16 ProfBcast.N16:ProfBcast.Q16 ProfBcast.T16:ProfBcast.W16" chart:label-cell-address="ProfBcast.P22:ProfBcast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MPIBcast.B16:MPIBcast.E16 MPIBcast.H16:MPIBcast.K16 MPIBcast.N16:MPIBcast.Q16 MPIBcast.T16:MPIBcast.W16" chart:label-cell-address="ProfBcast.P23:ProfBcast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ProfBcast.B2:ProfBcast.E3 ProfBcast.H2:ProfBcast.K3 ProfBcast.N2:ProfBcast.Q3 ProfBcast.T2:Prof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ProfBcast.P22:ProfBcast.P22</svg:desc>
                </draw:g>
              </table:table-cell>
              <table:table-cell office:value-type="float" office:value="0.000095978969">
                <text:p>0.000095978969</text:p>
                <draw:g>
                  <svg:desc>ProfBcast.B16:ProfBcast.E16 ProfBcast.H16:ProfBcast.K16 ProfBcast.N16:ProfBcast.Q16 ProfBcast.T16:ProfBcast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ProfBcast.P23:ProfBcast.P23</svg:desc>
                </draw:g>
              </table:table-cell>
              <table:table-cell office:value-type="float" office:value="0.0000939073126">
                <text:p>0.0000939073126</text:p>
                <draw:g>
                  <svg:desc>MPIBcast.B16:MPIBcast.E16 MPIBcast.H16:MPIBcast.K16 MPIBcast.N16:MPIBcast.Q16 MPIBcast.T16:MPIBcast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